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0.499cm"/>
      <style:text-properties style:font-name="Calibri" fo:font-size="11pt" fo:language="en" fo:country="US" style:font-size-asian="11pt" style:language-asian="zh" style:country-asian="CN" style:font-size-complex="11pt" style:language-complex="ar" style:country-complex="SA"/>
    </style:style>
    <style:style style:name="P2" style:family="paragraph" style:parent-style-name="Standard">
      <style:paragraph-properties fo:line-height="0.499cm">
        <style:tab-stops>
          <style:tab-stop style:position="0.753cm"/>
        </style:tab-stops>
      </style:paragraph-properties>
      <style:text-properties style:font-name="Calibri" fo:font-size="11pt" fo:language="en" fo:country="US" style:font-size-asian="11pt" style:language-asian="zh" style:country-asian="CN" style:font-size-complex="11pt" style:language-complex="ar" style:country-complex="SA"/>
    </style:style>
    <style:style style:name="P3" style:family="paragraph" style:parent-style-name="Standard">
      <style:paragraph-properties fo:line-height="0.499cm">
        <style:tab-stops>
          <style:tab-stop style:position="0.753cm"/>
        </style:tab-stops>
      </style:paragraph-properties>
      <style:text-properties style:font-name="Calibri" fo:font-size="11pt" fo:language="en" fo:country="US" fo:background-color="#ffff99" style:font-size-asian="11pt" style:language-asian="zh" style:country-asian="CN" style:font-size-complex="11pt" style:language-complex="ar" style:country-complex="SA"/>
    </style:style>
    <style:style style:name="P4" style:family="paragraph" style:parent-style-name="Standard">
      <style:paragraph-properties fo:line-height="0.499cm"/>
      <style:text-properties fo:color="#1c1c1c" style:font-name="Calibri" fo:font-size="11pt" fo:language="en" fo:country="US" style:font-size-asian="11pt" style:language-asian="zh" style:country-asian="CN" style:font-name-complex="Verdana" style:font-size-complex="11pt" style:language-complex="ar" style:country-complex="SA"/>
    </style:style>
    <style:style style:name="P5" style:family="paragraph" style:parent-style-name="Standard">
      <style:paragraph-properties fo:line-height="0.499cm"/>
      <style:text-properties fo:color="#1c1c1c" style:font-name="Calibri" fo:font-size="11pt" fo:language="en" fo:country="US" style:font-size-asian="11pt" style:language-asian="zh" style:country-asian="CN" style:font-size-complex="11pt" style:language-complex="ar" style:country-complex="SA"/>
    </style:style>
    <style:style style:name="P6" style:family="paragraph" style:parent-style-name="Standard">
      <style:paragraph-properties fo:line-height="0.499cm">
        <style:tab-stops>
          <style:tab-stop style:position="0.753cm"/>
        </style:tab-stops>
      </style:paragraph-properties>
      <style:text-properties fo:color="#1c1c1c" style:font-name="Calibri" fo:font-size="11pt" fo:language="en" fo:country="US" style:font-size-asian="11pt" style:language-asian="zh" style:country-asian="CN" style:font-size-complex="11pt" style:language-complex="ar" style:country-complex="SA"/>
    </style:style>
    <style:style style:name="P7" style:family="paragraph" style:parent-style-name="Standard">
      <style:paragraph-properties fo:line-height="0.45cm"/>
      <style:text-properties fo:color="#1c1c1c" style:font-name="Calibri" fo:font-size="11pt" fo:language="en" fo:country="US" style:font-size-asian="11pt" style:language-asian="zh" style:country-asian="CN" style:font-size-complex="11pt" style:language-complex="ar" style:country-complex="SA"/>
    </style:style>
    <style:style style:name="P8" style:family="paragraph" style:parent-style-name="Standard">
      <style:paragraph-properties fo:line-height="100%"/>
      <style:text-properties fo:color="#1c1c1c" style:font-name="Calibri" fo:font-size="11pt" fo:language="en" fo:country="US" fo:font-weight="bold" style:font-size-asian="11pt" style:language-asian="zh" style:country-asian="CN" style:font-weight-asian="bold" style:font-name-complex="Verdana" style:font-size-complex="11pt" style:language-complex="ar" style:country-complex="SA"/>
    </style:style>
    <style:style style:name="P9" style:family="paragraph" style:parent-style-name="Standard">
      <style:paragraph-properties fo:line-height="0.499cm">
        <style:tab-stops>
          <style:tab-stop style:position="0.753cm"/>
        </style:tab-stops>
      </style:paragraph-properties>
      <style:text-properties fo:color="#1c1c1c" style:font-name="Calibri" fo:font-size="11pt" fo:language="en" fo:country="US" fo:background-color="#ffff99" style:font-size-asian="11pt" style:language-asian="zh" style:country-asian="CN" style:font-size-complex="11pt" style:language-complex="ar" style:country-complex="SA"/>
    </style:style>
    <style:style style:name="P10" style:family="paragraph" style:parent-style-name="Standard">
      <style:paragraph-properties fo:line-height="0.499cm"/>
      <style:text-properties fo:color="#1c1c1c" style:font-name="Calibri" fo:font-size="11pt" fo:language="en" fo:country="US" fo:background-color="#ffff99" style:font-size-asian="11pt" style:language-asian="zh" style:country-asian="CN" style:font-name-complex="Verdana" style:font-size-complex="11pt" style:language-complex="ar" style:country-complex="SA"/>
    </style:style>
    <style:style style:name="P11" style:family="paragraph" style:parent-style-name="Standard">
      <style:paragraph-properties fo:line-height="0.499cm"/>
      <style:text-properties fo:color="#1c1c1c" style:font-name="Calibri" fo:font-size="11pt" fo:language="it" fo:country="IT" style:font-size-asian="11pt" style:language-asian="zh" style:country-asian="CN" style:font-size-complex="11pt" style:language-complex="ar" style:country-complex="SA"/>
    </style:style>
    <style:style style:name="P12" style:family="paragraph" style:parent-style-name="Standard">
      <style:paragraph-properties fo:line-height="100%"/>
      <style:text-properties fo:color="#1c1c1c" style:font-name="Calibri" fo:font-size="20pt" fo:language="en" fo:country="US" fo:font-weight="bold" style:font-size-asian="20pt" style:language-asian="zh" style:country-asian="CN" style:font-weight-asian="bold" style:font-name-complex="Verdana" style:font-size-complex="20pt" style:language-complex="ar" style:country-complex="SA"/>
    </style:style>
    <style:style style:name="P13" style:family="paragraph" style:parent-style-name="Standard">
      <style:paragraph-properties fo:line-height="0.499cm"/>
      <style:text-properties fo:color="#1c1c1c" fo:language="en" fo:country="US" style:language-asian="zh" style:country-asian="CN" style:language-complex="ar" style:country-complex="SA"/>
    </style:style>
    <style:style style:name="P14" style:family="paragraph" style:parent-style-name="Standard">
      <style:paragraph-properties fo:line-height="0.499cm">
        <style:tab-stops>
          <style:tab-stop style:position="0.753cm"/>
        </style:tab-stops>
      </style:paragraph-properties>
    </style:style>
    <style:style style:name="P15" style:family="paragraph" style:parent-style-name="Standard">
      <style:paragraph-properties fo:line-height="100%"/>
      <style:text-properties fo:color="#004586" style:font-name="Calibri" fo:font-size="11pt" fo:language="en" fo:country="US" fo:font-weight="bold" style:font-size-asian="11pt" style:language-asian="zh" style:country-asian="CN" style:font-weight-asian="bold" style:font-name-complex="Verdana" style:font-size-complex="11pt" style:language-complex="ar" style:country-complex="SA"/>
    </style:style>
    <style:style style:name="P16" style:family="paragraph" style:parent-style-name="Standard">
      <style:paragraph-properties fo:line-height="100%" fo:text-align="justify" style:justify-single-word="false"/>
      <style:text-properties fo:color="#004586" style:font-name="Calibri" fo:font-size="9pt" fo:language="en" fo:country="US" fo:font-style="italic" fo:font-weight="bold" style:font-size-asian="9pt" style:language-asian="zh" style:country-asian="CN" style:font-style-asian="italic" style:font-weight-asian="bold" style:font-name-complex="Verdana" style:font-size-complex="9pt" style:language-complex="ar" style:country-complex="SA" style:font-style-complex="italic"/>
    </style:style>
    <style:style style:name="P17" style:family="paragraph" style:parent-style-name="Standard">
      <style:paragraph-properties fo:line-height="0.499cm">
        <style:tab-stops>
          <style:tab-stop style:position="0.753cm"/>
        </style:tab-stops>
      </style:paragraph-properties>
      <style:text-properties fo:language="en" fo:country="US" fo:background-color="#ffff99" style:language-asian="zh" style:country-asian="CN" style:language-complex="ar" style:country-complex="SA"/>
    </style:style>
    <style:style style:name="P18" style:family="paragraph" style:parent-style-name="Standard">
      <style:paragraph-properties fo:line-height="0.499cm"/>
      <style:text-properties fo:language="en" fo:country="US" style:language-asian="zh" style:country-asian="CN" style:language-complex="ar" style:country-complex="SA"/>
    </style:style>
    <style:style style:name="P19" style:family="paragraph" style:parent-style-name="Standard">
      <style:paragraph-properties fo:line-height="0.499cm">
        <style:tab-stops>
          <style:tab-stop style:position="0.753cm"/>
        </style:tab-stops>
      </style:paragraph-properties>
      <style:text-properties fo:language="en" fo:country="US" style:language-asian="zh" style:country-asian="CN" style:language-complex="ar" style:country-complex="SA"/>
    </style:style>
    <style:style style:name="P20" style:family="paragraph" style:parent-style-name="Standard">
      <style:paragraph-properties fo:line-height="0.499cm"/>
      <style:text-properties fo:color="#333333" style:font-name="Calibri" fo:font-size="11pt" fo:language="zxx" fo:country="none" fo:background-color="transparent" style:font-size-asian="11pt" style:language-asian="zh" style:country-asian="CN" style:font-name-complex="Verdana" style:font-size-complex="11pt" style:language-complex="ar" style:country-complex="SA"/>
    </style:style>
    <style:style style:name="P21" style:family="paragraph" style:parent-style-name="Standard">
      <style:paragraph-properties style:text-autospace="none"/>
      <style:text-properties fo:color="#333333" style:font-name="Calibri" fo:font-size="11pt" fo:language="zxx" fo:country="none" style:font-size-asian="11pt" style:font-size-complex="11pt"/>
    </style:style>
    <style:style style:name="P22" style:family="paragraph" style:parent-style-name="Standard">
      <style:paragraph-properties style:text-autospace="none"/>
      <style:text-properties fo:color="#333333" style:font-name="Calibri" fo:font-size="11pt" style:font-size-asian="11pt" style:font-size-complex="11pt"/>
    </style:style>
    <style:style style:name="P23" style:family="paragraph" style:parent-style-name="Standard">
      <style:paragraph-properties fo:line-height="0.499cm">
        <style:tab-stops>
          <style:tab-stop style:position="0.753cm"/>
        </style:tab-stops>
      </style:paragraph-properties>
      <style:text-properties fo:font-variant="normal" fo:text-transform="none" fo:color="#1c1c1c" style:font-name="Calibri" fo:font-size="11pt" fo:letter-spacing="normal" fo:language="en" fo:country="US" fo:font-style="normal" fo:font-weight="normal" fo:background-color="#ffff99" style:font-size-asian="11pt" style:language-asian="zh" style:country-asian="CN" style:font-size-complex="11pt" style:language-complex="ar" style:country-complex="SA"/>
    </style:style>
    <style:style style:name="P24" style:family="paragraph" style:parent-style-name="Standard">
      <style:paragraph-properties fo:line-height="100%">
        <style:tab-stops>
          <style:tab-stop style:position="0.753cm"/>
        </style:tab-stops>
      </style:paragraph-properties>
      <style:text-properties fo:font-variant="normal" fo:text-transform="none" fo:color="#004586" style:font-name="Calibri" fo:font-size="11pt" fo:letter-spacing="normal" fo:language="en" fo:country="US" fo:font-style="normal" fo:font-weight="bold" fo:background-color="transparent" style:font-size-asian="11pt" style:language-asian="zh" style:country-asian="CN" style:font-weight-asian="bold" style:font-name-complex="Verdana" style:font-size-complex="11pt" style:language-complex="ar" style:country-complex="SA" style:font-weight-complex="bold"/>
    </style:style>
    <style:style style:name="P25" style:family="paragraph" style:parent-style-name="Standard">
      <style:paragraph-properties fo:line-height="100%">
        <style:tab-stops>
          <style:tab-stop style:position="0.753cm"/>
        </style:tab-stops>
      </style:paragraph-properties>
      <style:text-properties fo:font-variant="normal" fo:text-transform="none" fo:color="#333333" style:font-name="Calibri" fo:font-size="11pt" fo:letter-spacing="normal" fo:language="zxx" fo:country="none" fo:font-style="normal" fo:font-weight="normal" fo:background-color="#ffff99" style:font-size-asian="11pt" style:language-asian="zh" style:country-asian="CN" style:font-weight-asian="bold" style:font-name-complex="Verdana" style:font-size-complex="11pt" style:language-complex="ar" style:country-complex="SA" style:font-weight-complex="bold"/>
    </style:style>
    <style:style style:name="P26" style:family="paragraph" style:parent-style-name="Standard">
      <style:paragraph-properties fo:line-height="100%">
        <style:tab-stops>
          <style:tab-stop style:position="0.753cm"/>
        </style:tab-stops>
      </style:paragraph-properties>
      <style:text-properties fo:font-variant="normal" fo:text-transform="none" fo:color="#333333" style:font-name="Calibri" fo:font-size="11pt" fo:letter-spacing="normal" fo:language="en" fo:country="US" fo:font-style="normal" fo:font-weight="bold" fo:background-color="transparent" style:font-size-asian="11pt" style:language-asian="zh" style:country-asian="CN" style:font-weight-asian="bold" style:font-name-complex="Verdana" style:font-size-complex="11pt" style:language-complex="ar" style:country-complex="SA" style:font-weight-complex="bold"/>
    </style:style>
    <style:style style:name="P27" style:family="paragraph" style:parent-style-name="Standard">
      <style:paragraph-properties fo:line-height="100%">
        <style:tab-stops>
          <style:tab-stop style:position="0.753cm"/>
        </style:tab-stops>
      </style:paragraph-properties>
      <style:text-properties fo:font-variant="normal" fo:text-transform="none" fo:color="#333333" style:font-name="Calibri" fo:font-size="11pt" fo:letter-spacing="normal" fo:language="it" fo:country="IT" fo:font-style="normal" fo:font-weight="normal" fo:background-color="#ffffff" style:font-size-asian="11pt" style:language-asian="zh" style:country-asian="CN" style:font-weight-asian="bold" style:font-name-complex="Verdana" style:font-size-complex="11pt" style:language-complex="ar" style:country-complex="SA" style:font-weight-complex="bold"/>
    </style:style>
    <style:style style:name="P28" style:family="paragraph" style:parent-style-name="Standard">
      <style:paragraph-properties fo:line-height="100%">
        <style:tab-stops>
          <style:tab-stop style:position="0.753cm"/>
        </style:tab-stops>
      </style:paragraph-properties>
      <style:text-properties fo:font-variant="normal" fo:text-transform="none" fo:color="#333333" style:font-name="Calibri" fo:font-size="11pt" fo:letter-spacing="normal" fo:language="it" fo:country="IT" fo:font-style="normal" fo:font-weight="normal" fo:background-color="#ffffff" style:font-size-asian="11pt" style:language-asian="zh" style:country-asian="CN" style:font-weight-asian="bold" style:font-name-complex="Verdana" style:font-size-complex="11pt" style:language-complex="ar" style:country-complex="SA"/>
    </style:style>
    <style:style style:name="P29" style:family="paragraph" style:parent-style-name="Standard">
      <style:paragraph-properties fo:line-height="100%" style:text-autospace="none">
        <style:tab-stops>
          <style:tab-stop style:position="0.753cm"/>
        </style:tab-stops>
      </style:paragraph-properties>
      <style:text-properties fo:font-variant="normal" fo:text-transform="none" fo:color="#333333" style:font-name="Calibri" fo:font-size="11pt" fo:letter-spacing="normal" fo:language="it" fo:country="IT" fo:font-style="normal" fo:font-weight="normal" fo:background-color="#ffff99" style:font-size-asian="11pt" style:language-asian="zh" style:country-asian="CN" style:font-weight-asian="bold" style:font-name-complex="Verdana" style:font-size-complex="11pt" style:language-complex="ar" style:country-complex="SA"/>
    </style:style>
    <style:style style:name="P30" style:family="paragraph" style:parent-style-name="Standard">
      <style:paragraph-properties fo:line-height="100%" fo:break-before="page"/>
      <style:text-properties fo:color="#1c1c1c" style:font-name="Calibri" fo:font-size="11pt" fo:language="en" fo:country="US" style:font-size-asian="11pt" style:language-asian="zh" style:country-asian="CN" style:font-size-complex="11pt" style:language-complex="ar" style:country-complex="SA"/>
    </style:style>
    <style:style style:name="P31" style:family="paragraph" style:parent-style-name="Standard">
      <style:paragraph-properties fo:line-height="100%" fo:break-before="page"/>
      <style:text-properties fo:color="#004586" style:font-name="Calibri" fo:font-size="20pt" fo:language="en" fo:country="US" fo:font-weight="bold" style:font-size-asian="20pt" style:language-asian="zh" style:country-asian="CN" style:font-weight-asian="bold" style:font-name-complex="Verdana" style:font-size-complex="20pt" style:language-complex="ar" style:country-complex="SA"/>
    </style:style>
    <style:style style:name="P32" style:family="paragraph" style:parent-style-name="Standard">
      <style:paragraph-properties fo:line-height="100%" fo:break-before="page">
        <style:tab-stops>
          <style:tab-stop style:position="0.753cm"/>
        </style:tab-stops>
      </style:paragraph-properties>
      <style:text-properties fo:font-variant="normal" fo:text-transform="none" fo:color="#004586" style:font-name="Calibri" fo:font-size="20pt" fo:letter-spacing="normal" fo:language="en" fo:country="US" fo:font-style="normal" fo:font-weight="bold" fo:background-color="transparent" style:font-size-asian="20pt" style:language-asian="zh" style:country-asian="CN" style:font-weight-asian="bold" style:font-name-complex="Verdana" style:font-size-complex="20pt" style:language-complex="ar" style:country-complex="SA" style:font-weight-complex="bold"/>
    </style:style>
    <style:style style:name="P33" style:family="paragraph" style:parent-style-name="Standard">
      <style:paragraph-properties fo:line-height="100%" fo:background-color="transparent">
        <style:tab-stops>
          <style:tab-stop style:position="0.753cm"/>
        </style:tab-stops>
        <style:background-image/>
      </style:paragraph-properties>
      <style:text-properties fo:font-variant="normal" fo:text-transform="none" fo:color="#333333" style:font-name="Calibri" fo:font-size="11pt" fo:letter-spacing="normal" fo:language="zxx" fo:country="none" fo:font-style="normal" fo:font-weight="normal" fo:background-color="transparent" style:font-size-asian="11pt" style:language-asian="zh" style:country-asian="CN" style:font-weight-asian="normal" style:font-name-complex="Verdana" style:font-size-complex="11pt" style:language-complex="ar" style:country-complex="SA" style:font-weight-complex="normal"/>
    </style:style>
    <style:style style:name="P34" style:family="paragraph" style:parent-style-name="Standard">
      <style:paragraph-properties fo:line-height="100%" fo:background-color="transparent">
        <style:tab-stops>
          <style:tab-stop style:position="0.753cm"/>
        </style:tab-stops>
        <style:background-image/>
      </style:paragraph-properties>
      <style:text-properties fo:font-variant="normal" fo:text-transform="none" fo:color="#333333" style:font-name="Calibri" fo:font-size="11pt" fo:letter-spacing="normal" fo:language="zxx" fo:country="none" fo:font-style="normal" fo:font-weight="normal" fo:background-color="#ffff99" style:font-size-asian="11pt" style:language-asian="zh" style:country-asian="CN" style:font-weight-asian="normal" style:font-name-complex="Verdana" style:font-size-complex="11pt" style:language-complex="ar" style:country-complex="SA" style:font-weight-complex="normal"/>
    </style:style>
    <style:style style:name="P35" style:family="paragraph" style:parent-style-name="Standard">
      <style:paragraph-properties fo:line-height="100%" fo:background-color="transparent">
        <style:tab-stops>
          <style:tab-stop style:position="0.753cm"/>
        </style:tab-stops>
        <style:background-image/>
      </style:paragraph-properties>
      <style:text-properties fo:font-variant="normal" fo:text-transform="none" fo:color="#333333" style:font-name="Calibri" fo:font-size="11pt" fo:letter-spacing="normal" fo:language="it" fo:country="IT" fo:font-style="normal" fo:font-weight="normal" fo:background-color="#ffff99" style:font-size-asian="11pt" style:language-asian="zh" style:country-asian="CN" style:font-weight-asian="bold" style:font-name-complex="Verdana" style:font-size-complex="11pt" style:language-complex="ar" style:country-complex="SA"/>
    </style:style>
    <style:style style:name="P36" style:family="paragraph" style:parent-style-name="Standard">
      <style:paragraph-properties fo:background-color="transparent" style:text-autospace="none">
        <style:background-image/>
      </style:paragraph-properties>
      <style:text-properties fo:color="#333333" style:font-name="Calibri" fo:font-size="11pt" style:font-size-asian="11pt" style:font-size-complex="11pt"/>
    </style:style>
    <style:style style:name="P37" style:family="paragraph" style:parent-style-name="Standard">
      <style:paragraph-properties fo:background-color="transparent" style:text-autospace="none">
        <style:background-image/>
      </style:paragraph-properties>
      <style:text-properties fo:color="#333333" style:font-name="Calibri" fo:font-size="11pt" fo:language="zxx" fo:country="none" style:font-size-asian="11pt" style:font-size-complex="11pt"/>
    </style:style>
    <style:style style:name="P38" style:family="paragraph" style:parent-style-name="Standard">
      <style:paragraph-properties fo:background-color="transparent" style:text-autospace="none">
        <style:background-image/>
      </style:paragraph-properties>
      <style:text-properties fo:color="#333333" style:font-name="Calibri" fo:font-size="11pt" fo:language="zxx" fo:country="none" fo:background-color="#ffff99" style:font-size-asian="11pt" style:font-size-complex="11pt"/>
    </style:style>
    <style:style style:name="P39" style:family="paragraph" style:parent-style-name="Standard">
      <style:paragraph-properties fo:background-color="transparent" style:text-autospace="none">
        <style:background-image/>
      </style:paragraph-properties>
      <style:text-properties fo:color="#333333" style:font-name="Calibri" fo:font-size="11pt" fo:background-color="#ffff99" style:font-size-asian="11pt" style:font-size-complex="11pt"/>
    </style:style>
    <style:style style:name="P40" style:family="paragraph" style:parent-style-name="Standard" style:master-page-name="Standard">
      <style:paragraph-properties fo:line-height="100%" style:page-number="auto"/>
      <style:text-properties fo:color="#004586" style:font-name="Calibri" fo:font-size="20pt" fo:language="en" fo:country="US" fo:font-weight="bold" style:font-size-asian="20pt" style:language-asian="zh" style:country-asian="CN" style:font-weight-asian="bold" style:font-name-complex="Verdana" style:font-size-complex="20pt" style:language-complex="ar" style:country-complex="SA"/>
    </style:style>
    <style:style style:name="P41" style:family="paragraph" style:parent-style-name="Standard">
      <style:paragraph-properties fo:line-height="100%" style:text-autospace="none">
        <style:tab-stops>
          <style:tab-stop style:position="0.753cm"/>
        </style:tab-stops>
      </style:paragraph-properties>
      <style:text-properties fo:font-variant="normal" fo:text-transform="none" fo:color="#333333" style:font-name="Calibri" fo:font-size="11pt" fo:letter-spacing="normal" fo:language="it" fo:country="IT" fo:font-style="normal" fo:font-weight="normal" fo:background-color="#ffff99" style:font-size-asian="11pt" style:language-asian="zh" style:country-asian="CN" style:font-weight-asian="bold" style:font-name-complex="Verdana" style:font-size-complex="11pt" style:language-complex="ar" style:country-complex="SA"/>
    </style:style>
    <style:style style:name="T1" style:family="text">
      <style:text-properties style:font-name-complex="Verdana"/>
    </style:style>
    <style:style style:name="T2" style:family="text">
      <style:text-properties fo:font-size="15pt" style:font-size-asian="15pt" style:font-size-complex="15pt"/>
    </style:style>
    <style:style style:name="T3" style:family="text">
      <style:text-properties style:font-name="Calibri" fo:font-size="11pt" fo:language="en" fo:country="US" fo:background-color="#ffff99" style:font-size-asian="11pt" style:language-asian="zh" style:country-asian="CN" style:font-size-complex="11pt" style:language-complex="ar" style:country-complex="SA"/>
    </style:style>
    <style:style style:name="T4" style:family="text">
      <style:text-properties style:font-name="Calibri" fo:font-size="11pt" fo:language="en" fo:country="US" fo:font-weight="bold" fo:background-color="#ffff99" style:font-size-asian="11pt" style:language-asian="zh" style:country-asian="CN" style:font-weight-asian="bold" style:font-size-complex="11pt" style:language-complex="ar" style:country-complex="SA" style:font-weight-complex="bold"/>
    </style:style>
    <style:style style:name="T5" style:family="text">
      <style:text-properties style:font-name="Calibri" fo:font-size="11pt" fo:background-color="#ffff99" style:font-size-asian="11pt" style:font-name-complex="Verdana" style:font-size-complex="11pt"/>
    </style:style>
    <style:style style:name="T6" style:family="text">
      <style:text-properties style:font-name="Calibri" fo:font-size="11pt" style:font-size-asian="11pt" style:font-name-complex="Verdana" style:font-size-complex="11pt"/>
    </style:style>
    <style:style style:name="T7" style:family="text">
      <style:text-properties style:font-name="Calibri" fo:background-color="#ffff99" style:font-name-complex="Verdana"/>
    </style:style>
    <style:style style:name="T8" style:family="text">
      <style:text-properties fo:font-variant="normal" fo:text-transform="none" fo:color="#000000" style:font-name="Calibri" fo:font-size="11pt" fo:letter-spacing="normal" fo:language="en" fo:country="US" fo:font-style="normal" fo:font-weight="normal" fo:background-color="#ffff99" style:font-size-asian="11pt" style:language-asian="zh" style:country-asian="CN" style:font-size-complex="11pt" style:language-complex="ar" style:country-complex="SA"/>
    </style:style>
    <style:style style:name="T9" style:family="text">
      <style:text-properties fo:font-variant="normal" fo:text-transform="none" fo:color="#000000" style:font-name="Calibri" fo:letter-spacing="normal" fo:language="zxx" fo:country="none" fo:font-style="normal" fo:font-weight="normal" fo:background-color="transparent" style:font-style-asian="normal" style:font-weight-asian="normal" style:font-name-complex="Verdana" style:font-style-complex="normal" style:font-weight-complex="normal"/>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fo:letter-spacing="normal" fo:font-style="normal" fo:font-weight="normal" fo:background-color="#ffff99" style:font-name-complex="Verdana"/>
    </style:style>
    <style:style style:name="T12" style:family="text">
      <style:text-properties fo:font-variant="normal" fo:text-transform="none" fo:color="#000000" fo:letter-spacing="normal" fo:font-style="normal" fo:font-weight="normal" fo:background-color="#ffff99" style:font-weight-asian="normal" style:font-name-complex="Verdana" style:font-weight-complex="normal"/>
    </style:style>
    <style:style style:name="T13" style:family="text">
      <style:text-properties fo:font-variant="normal" fo:text-transform="none" fo:color="#000000" style:text-line-through-style="none" style:font-name="Calibri" fo:font-size="11pt" fo:letter-spacing="normal" fo:language="en" fo:country="US" fo:font-style="normal" style:text-underline-style="none" fo:font-weight="normal" style:text-blinking="false" fo:background-color="#ffff99" style:font-size-asian="11pt" style:language-asian="zh" style:country-asian="CN" style:font-size-complex="11pt" style:language-complex="ar" style:country-complex="SA"/>
    </style:style>
    <style:style style:name="T14" style:family="text">
      <style:text-properties fo:font-variant="normal" fo:text-transform="none" style:font-name="Calibri" fo:font-size="11pt" fo:letter-spacing="normal" fo:font-style="normal" fo:font-weight="normal" fo:background-color="#ffff99" style:font-size-asian="11pt" style:font-name-complex="Verdana" style:font-size-complex="11pt"/>
    </style:style>
    <style:style style:name="T15" style:family="text">
      <style:text-properties fo:font-variant="normal" fo:text-transform="none" style:font-name="Calibri" fo:font-size="11pt" fo:letter-spacing="normal" fo:font-style="normal" fo:font-weight="normal" style:font-size-asian="11pt" style:font-name-complex="Verdana" style:font-size-complex="11pt"/>
    </style:style>
    <style:style style:name="T16" style:family="text">
      <style:text-properties fo:font-variant="normal" fo:text-transform="none" style:font-name="Calibri" fo:letter-spacing="normal" fo:language="zxx" fo:country="none" fo:font-style="normal" fo:font-weight="normal" fo:background-color="transparent" style:font-style-asian="normal" style:font-weight-asian="normal" style:font-name-complex="Verdana" style:font-style-complex="normal" style:font-weight-complex="normal"/>
    </style:style>
    <style:style style:name="T17" style:family="text">
      <style:text-properties fo:font-variant="normal" fo:text-transform="none" style:font-name="Calibri" fo:letter-spacing="normal" fo:language="zxx" fo:country="none" fo:font-style="normal" fo:font-weight="normal" fo:background-color="#ffff99" style:font-style-asian="normal" style:font-weight-asian="normal" style:font-name-complex="Verdana" style:font-style-complex="normal" style:font-weight-complex="normal"/>
    </style:style>
    <style:style style:name="T18" style:family="text">
      <style:text-properties fo:font-variant="normal" fo:text-transform="none" fo:color="#0b0080" style:text-line-through-style="none" style:font-name="Calibri" fo:font-size="11pt" fo:letter-spacing="normal" fo:language="en" fo:country="US" fo:font-style="normal" style:text-underline-style="none" fo:font-weight="normal" style:text-blinking="false" fo:background-color="#ffff99" style:font-size-asian="11pt" style:language-asian="zh" style:country-asian="CN" style:font-size-complex="11pt" style:language-complex="ar" style:country-complex="SA"/>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fo:background-color="#ffff99" style:font-name-complex="Verdana"/>
    </style:style>
    <style:style style:name="T21" style:family="text">
      <style:text-properties fo:font-variant="normal" fo:text-transform="none" fo:color="#1c1c1c" style:text-line-through-style="none" style:font-name="Calibri" fo:font-size="11pt" fo:letter-spacing="normal" fo:font-style="normal" style:text-underline-style="none" fo:font-weight="normal" style:text-blinking="false" style:font-size-asian="11pt" style:font-size-complex="11pt"/>
    </style:style>
    <style:style style:name="T22" style:family="text">
      <style:text-properties fo:font-variant="normal" fo:text-transform="none" fo:color="#1c1c1c" style:text-line-through-style="none" style:font-name="Calibri" fo:font-size="11pt" fo:letter-spacing="normal" fo:language="en" fo:country="US" fo:font-style="normal" style:text-underline-style="none" fo:font-weight="normal" style:text-blinking="false" style:font-size-asian="11pt" style:language-asian="zh" style:country-asian="CN" style:font-size-complex="11pt" style:language-complex="ar" style:country-complex="SA"/>
    </style:style>
    <style:style style:name="T23" style:family="text">
      <style:text-properties fo:font-variant="normal" fo:text-transform="none" fo:color="#1c1c1c" style:font-name="Calibri" fo:font-size="11pt" fo:letter-spacing="normal" fo:language="en" fo:country="US" fo:font-style="normal" fo:font-weight="normal" style:font-size-asian="11pt" style:language-asian="zh" style:country-asian="CN" style:font-size-complex="11pt" style:language-complex="ar" style:country-complex="SA"/>
    </style:style>
    <style:style style:name="T24" style:family="text">
      <style:text-properties fo:font-variant="normal" fo:text-transform="none" fo:color="#1c1c1c" style:font-name="Calibri" fo:font-size="11pt" fo:letter-spacing="normal" fo:font-style="normal" fo:font-weight="normal" style:font-size-asian="11pt" style:font-size-complex="11pt"/>
    </style:style>
    <style:style style:name="T25" style:family="text">
      <style:text-properties fo:font-variant="normal" fo:text-transform="none" fo:color="#1c1c1c" style:font-name="Calibri" fo:font-size="11pt" fo:letter-spacing="normal" fo:font-style="normal" fo:font-weight="normal" fo:background-color="#ffff99" style:font-size-asian="11pt" style:font-size-complex="11pt"/>
    </style:style>
    <style:style style:name="T26" style:family="text">
      <style:text-properties fo:font-weight="normal" style:font-weight-asian="normal" style:font-weight-complex="normal"/>
    </style:style>
    <style:style style:name="T27" style:family="text">
      <style:text-properties fo:font-weight="normal" fo:background-color="#ffff99" style:font-weight-asian="normal" style:font-name-complex="Verdana" style:font-weight-complex="normal"/>
    </style:style>
    <style:style style:name="T28" style:family="text">
      <style:text-properties fo:color="#1c1c1c" style:font-name="Calibri" fo:font-size="11pt" fo:language="en" fo:country="US" style:font-size-asian="11pt" style:language-asian="zh" style:country-asian="CN" style:font-size-complex="11pt" style:language-complex="ar" style:country-complex="SA"/>
    </style:style>
    <style:style style:name="T29" style:family="text">
      <style:text-properties fo:color="#1c1c1c" style:font-name="Calibri" fo:font-size="11pt" fo:language="en" fo:country="US" fo:font-weight="bold" style:font-size-asian="11pt" style:language-asian="zh" style:country-asian="CN" style:font-weight-asian="bold" style:font-size-complex="11pt" style:language-complex="ar" style:country-complex="SA" style:font-weight-complex="bold"/>
    </style:style>
    <style:style style:name="T30" style:family="text">
      <style:text-properties fo:color="#1c1c1c" style:font-name="Calibri" fo:font-size="11pt" style:font-size-asian="11pt" style:font-size-complex="11pt"/>
    </style:style>
    <style:style style:name="T31" style:family="text">
      <style:text-properties fo:color="#1c1c1c" style:font-name="Calibri" fo:font-size="11pt" style:font-size-asian="11pt" style:font-name-complex="Verdana" style:font-size-complex="11pt"/>
    </style:style>
    <style:style style:name="T32" style:family="text">
      <style:text-properties fo:color="#1c1c1c" style:font-name="Calibri" fo:font-size="11pt" fo:font-weight="bold" style:font-size-asian="11pt" style:font-weight-asian="bold" style:font-size-complex="11pt" style:font-weight-complex="bold"/>
    </style:style>
    <style:style style:name="T33" style:family="text">
      <style:text-properties fo:color="#1c1c1c" style:font-name="Calibri" fo:font-size="11pt" fo:font-weight="bold" fo:background-color="#ffff99" style:font-size-asian="11pt" style:font-weight-asian="bold" style:font-size-complex="11pt" style:font-weight-complex="bold"/>
    </style:style>
    <style:style style:name="T34" style:family="text">
      <style:text-properties fo:color="#1c1c1c" style:font-name="Calibri" fo:font-size="11pt" fo:background-color="#ffff99" style:font-size-asian="11pt" style:font-size-complex="11pt"/>
    </style:style>
    <style:style style:name="T35" style:family="text">
      <style:text-properties fo:color="#1c1c1c" style:font-name="Calibri" fo:font-size="11pt" fo:background-color="#ffff99" style:font-size-asian="11pt" style:font-name-complex="Verdana" style:font-size-complex="11pt"/>
    </style:style>
    <style:style style:name="T36" style:family="text">
      <style:text-properties fo:color="#1c1c1c" style:font-name="Calibri" fo:font-size="11pt" fo:background-color="transparent" style:font-size-asian="11pt" style:font-name-complex="Verdana" style:font-size-complex="11pt"/>
    </style:style>
    <style:style style:name="T37" style:family="text">
      <style:text-properties fo:color="#1c1c1c" fo:font-weight="bold" style:font-weight-asian="bold" style:font-name-complex="Verdana"/>
    </style:style>
    <style:style style:name="T38" style:family="text">
      <style:text-properties fo:color="#1c1c1c" fo:background-color="#ffff99"/>
    </style:style>
    <style:style style:name="T39" style:family="text">
      <style:text-properties fo:color="#1c1c1c" fo:background-color="#ffff99" style:font-name-complex="Verdana"/>
    </style:style>
    <style:style style:name="T40" style:family="text">
      <style:text-properties fo:color="#1c1c1c" style:font-name-complex="Verdana"/>
    </style:style>
    <style:style style:name="T41" style:family="text">
      <style:text-properties fo:color="#1c1c1c" fo:font-weight="normal" fo:background-color="#ffff99" style:font-weight-asian="normal" style:font-name-complex="Verdana" style:font-weight-complex="normal"/>
    </style:style>
    <style:style style:name="T42" style:family="text">
      <style:text-properties fo:color="#1c1c1c" fo:font-weight="normal" fo:background-color="transparent" style:font-weight-asian="normal" style:font-weight-complex="normal"/>
    </style:style>
    <style:style style:name="T43" style:family="text">
      <style:text-properties fo:background-color="#ffff99"/>
    </style:style>
    <style:style style:name="T44" style:family="text">
      <style:text-properties fo:background-color="#ffff99" style:font-name-complex="Verdana"/>
    </style:style>
    <style:style style:name="T45" style:family="text">
      <style:text-properties fo:font-weight="bold" style:font-weight-asian="bold" style:font-weight-complex="bold"/>
    </style:style>
    <style:style style:name="T46" style:family="text">
      <style:text-properties fo:color="#004586" fo:font-size="20pt" fo:font-weight="bold" style:font-size-asian="20pt" style:font-weight-asian="bold" style:font-name-complex="Verdana" style:font-size-complex="20pt"/>
    </style:style>
    <style:style style:name="T47" style:family="text">
      <style:text-properties fo:font-style="normal" fo:font-weight="normal" fo:background-color="transparent" style:font-style-asian="normal" style:font-weight-asian="normal" style:font-style-complex="normal" style:font-weight-complex="normal"/>
    </style:style>
    <style:style style:name="T48" style:family="text">
      <style:text-properties fo:font-style="normal" fo:font-weight="normal" fo:background-color="#ffff99" style:font-style-asian="normal" style:font-weight-asian="normal" style:font-style-complex="normal" style:font-weight-complex="normal"/>
    </style:style>
    <style:style style:name="T49" style:family="text">
      <style:text-properties fo:font-style="normal" fo:font-weight="normal" fo:background-color="#ffff99" style:font-style-asian="normal" style:font-weight-asian="normal" style:font-name-complex="Verdana" style:font-style-complex="normal" style:font-weight-complex="normal"/>
    </style:style>
    <style:style style:name="T50" style:family="text">
      <style:text-properties fo:language="it" fo:country="IT" style:font-name-complex="Verdana"/>
    </style:style>
    <style:style style:name="T51" style:family="text">
      <style:text-properties fo:language="zxx" fo:country="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G codes<text:span text:style-name="T2"> </text:span></text:p>
      <text:p text:style-name="P15">Implemented codes are hi-lighted in yellow.</text:p>
      <text:p text:style-name="P15">Missing codes are “Unimplemented” in most Gcodes dialects.</text:p>
      <text:p text:style-name="P13"><text:span text:style-name="T6"><text:line-break/></text:span><text:span text:style-name="T5">G 00 Rapid movement<text:line-break/>G 01 Linear movement with speed programmed by “F”<text:line-break/>G 02 Circular interpolation clockwise<text:line-break/>G 03 Circular interpolation counterclockwise<text:line-break/>G 04 Dwell time specified by the prefix U or P (U=seconds, P=milliSeconds)<text:line-break/>G 05 Arrest suspension (hold)</text:span><text:span text:style-name="T6"><text:line-break/></text:span><text:span text:style-name="T5">G 09 </text:span><text:span text:style-name="T14">Exact stop check, non-modal</text:span><text:span text:style-name="T6"><text:line-break/>G 10 </text:span><text:span text:style-name="T15">Programmable data input</text:span><text:span text:style-name="T6"><text:line-break/>G 11 </text:span><text:span text:style-name="T15">Data write cancel</text:span><text:span text:style-name="T6"> <text:line-break/>G 12 </text:span><text:span text:style-name="T15">Full-circle interpolation, clockwise</text:span><text:span text:style-name="T6"> <text:line-break/>G 13 </text:span><text:span text:style-name="T15">Full-circle interpolation, counterclockwise</text:span><text:span text:style-name="T6"> <text:line-break/>G 16 Axis Selection<text:line-break/></text:span><text:span text:style-name="T5">G 17 Interpolation plane XY</text:span><text:span text:style-name="T6"><text:line-break/>G 18 Interpolation plane ZX<text:line-break/>G 19 Interpolation plane YZ<text:line-break/>G 20 Inch programming<text:line-break/></text:span><text:span text:style-name="T5">G 21 Metric programming</text:span><text:span text:style-name="T6"><text:line-break/>G 22 Coupled movements (+)<text:line-break/>G 23 Coupled movements (-)</text:span></text:p>
      <text:p text:style-name="P5"><text:span text:style-name="T44">G 28 </text:span><text:span text:style-name="T20">Return to home position</text:span><text:span text:style-name="T1"><text:line-break/></text:span><text:span text:style-name="T50">G 28.1 Set the Home position<text:line-break/>G 30 … G 32 Secondary Home, or “Print plane test”, or “Skip” (machine depending)</text:span><text:span text:style-name="T1"><text:line-break/>G 33 … G 35 Threading<text:line-break/></text:span><text:span text:style-name="T44">G 40 Radius compensation OFF</text:span><text:span text:style-name="T1"><text:line-break/>G 41 Activation radius compensation to the left of the part<text:line-break/>G 42 Activation radius compensation to the right of the part<text:line-break/>G 43 to G48 Tool length compensations</text:span></text:p>
      <text:p text:style-name="P18"><text:span text:style-name="T35">G 49 Tool length compensation OFF</text:span><text:span text:style-name="T31"><text:line-break/></text:span><text:span text:style-name="T36">G 53 Machine coordinates - Cancellation of the offsets</text:span><text:span text:style-name="T31"><text:line-break/>G 54 ... G59 Offsets</text:span></text:p>
      <text:p text:style-name="P1"><text:span text:style-name="T39">G 61 </text:span><text:span text:style-name="T11">Exact stop check, modal</text:span><text:span text:style-name="T39"> </text:span></text:p>
      <text:p text:style-name="P1"><text:span text:style-name="T39">G 62 Automatic corner override</text:span><text:span text:style-name="T40"><text:line-break/></text:span><text:span text:style-name="T41">G 64 </text:span><text:span text:style-name="T12">Default cutting mode (cancel exact stop check mode)</text:span><text:span text:style-name="T27"> </text:span><text:span text:style-name="T40"><text:line-break/>G 65 ... G 79 Reserved placements</text:span></text:p>
      <text:p text:style-name="P4">G 70 Inch programming</text:p>
      <text:p text:style-name="P10">G 71 Metric programming</text:p>
      <text:p text:style-name="P5"><text:span text:style-name="T44">G 80 Cancel Canned Cycle</text:span><text:span text:style-name="T1"><text:line-break/>G 81 ... G 89 Drilling fixed cycles, tapping and so on.<text:line-break/></text:span><text:span text:style-name="T44">G 90 Absolute programming</text:span><text:span text:style-name="T1"><text:line-break/>G 91 Incremental programming</text:span></text:p>
      <text:p text:style-name="P10">G 91.1 Incremental programming for I, J, K</text:p>
      <text:p text:style-name="P35">G 92 Enn - Set the extruder to value nn (without moving the motor)</text:p>
      <text:p text:style-name="P20">G 92 - Set coordinates (without physical movements)</text:p>
      <text:p text:style-name="P21"><text:s text:c="12"/>Example: G92 X10 E90 sets X=10 and Extrusion=90</text:p>
      <text:p text:style-name="P21"><text:s text:c="12"/>Without parameters all the axis are set to zero</text:p>
      <text:p text:style-name="P11"><text:span text:style-name="T44">G 93 </text:span><text:span text:style-name="Strong_20_Emphasis"><text:span text:style-name="T17">Inverse time mode (F = 1 / movement time in minutes)</text:span></text:span></text:p>
      <text:p text:style-name="P11"><text:span text:style-name="T7">G 94 Default </text:span><text:span text:style-name="Strong_20_Emphasis"><text:span text:style-name="T17">Feed Mode (F = mm/min)</text:span></text:span></text:p>
      <text:p text:style-name="P5"><text:span text:style-name="Strong_20_Emphasis"><text:span text:style-name="T16">G 95 </text:span></text:span><text:span text:style-name="Strong_20_Emphasis"><text:span text:style-name="T9">Units per Revolution mode</text:span></text:span><text:span text:style-name="Strong_20_Emphasis"><text:span text:style-name="T16"> (avancement per revolution of the spindle motor)</text:span></text:span><text:span text:style-name="T1"><text:line-break/>G 96 ... G 99 Programming of an absolute zero point</text:span></text:p>
      <text:p text:style-name="P30"><text:span text:style-name="T1"><text:line-break/></text:span><text:span text:style-name="T46">M codes</text:span></text:p>
      <text:p text:style-name="P15">Implemented codes are hi-lighted in yellow.</text:p>
      <text:p text:style-name="P15">Missing codes are “Unimplemented” in most Gcodes dialects.</text:p>
      <text:p text:style-name="P4"><text:line-break/><text:span text:style-name="T43">M 00 Program stop (Stop)<text:line-break/>M 01 Optional stop (Pause)<text:line-break/>M 02 End of program (Stop)<text:line-break/>M 03 Clockwise rotation of the spindle</text:span><text:span text:style-name="T48"> (Note 1)</text:span><text:span text:style-name="T47"> </text:span><text:span text:style-name="T43"><text:line-break/>M 04 Counter-clockwise rotation of the spindle</text:span><text:span text:style-name="T48"> (Note 1)</text:span><text:span text:style-name="T47"> </text:span><text:span text:style-name="T43"><text:line-break/>M 05 Spindle stop</text:span><text:span text:style-name="T48"> (Note 1)</text:span><text:span text:style-name="T47"> </text:span><text:line-break/><text:span text:style-name="T43">M 06 Tool change</text:span><text:line-break/><text:span text:style-name="T43">M 07 Refrigerant supply 1<text:line-break/>M 08 Refrigerant supply 2<text:line-break/>M 09 Refrigerant stop</text:span><text:line-break/><text:span text:style-name="T43">M 10 Pallet clamp ON</text:span></text:p>
      <text:p text:style-name="P5"><text:span text:style-name="T44">M 11 Pallet clamp OFF</text:span><text:span text:style-name="T1"><text:line-break/></text:span><text:span text:style-name="T44">M 13 Activation refrigerant (supply 1) and clockwise rotation spindle</text:span><text:span text:style-name="T49"> (Note 1) </text:span><text:span text:style-name="T44"><text:line-break/>M 14 Activation refrigerant (supply 1) and counterclockwise rotation spindle</text:span><text:span text:style-name="T49"> (Note 1) </text:span><text:span text:style-name="T1"><text:line-break/></text:span><text:span text:style-name="T44">M 19 Spindle orientation (rotation on axis Z in degrees defined by C function) </text:span><text:span text:style-name="T1"><text:line-break/></text:span><text:span text:style-name="T44">M 30 End of program (Stop)</text:span><text:span text:style-name="T1"><text:line-break/></text:span><text:span text:style-name="T44">M 31 Suspension (Pause)</text:span><text:span text:style-name="T1"><text:line-break/></text:span><text:span text:style-name="T44">M 41 ... M 44 Ranges of gear speed (M41=1, M42=2, M43=3, M44=4)</text:span><text:span text:style-name="T1"><text:line-break/></text:span><text:span text:style-name="T44">M 50 Refrigerant supply 3<text:line-break/>M 51 Refrigerant supply 4</text:span><text:span text:style-name="T1"><text:line-break/>M 52 ... M 97 Dialectal commands (highly variable from machine to machine) <text:s/><text:line-break/>M 98 Subprogram call<text:line-break/></text:span><text:span text:style-name="T44">M 99 Subprogram end (Stop)</text:span></text:p>
      <text:p text:style-name="P7"/>
      <text:p text:style-name="P16"><text:span text:style-name="T38">(Note 1)</text:span><text:span text:style-name="T42"> All codes that specify the clockwise or counterclockwise rotation of the spindle, can also be replaced by the parameter "S", that means "rotations per minute". Positive values indicate clockwise rotation, negative values indicate counterclockwise rotation. Read the Theremino CNC instructions.</text:span></text:p>
      <text:p text:style-name="P12"/>
      <text:p text:style-name="P31">Single letter functions</text:p>
      <text:p text:style-name="P15">Implemented functions are hi-lighted in yellow – See also the ThereminoCNC Help</text:p>
      <text:p text:style-name="P8"/>
      <text:p text:style-name="P8"/>
      <text:p text:style-name="P3"><text:span text:style-name="T37">A <text:tab/></text:span><text:span text:style-name="T10">Position of A axis or rotational axis around X axis</text:span></text:p>
      <text:p text:style-name="P3"><text:span text:style-name="T45">B <text:tab/></text:span><text:span text:style-name="T10">Position of B axis or rotational axis around Y axis</text:span></text:p>
      <text:p text:style-name="P2"><text:span text:style-name="T45">C <text:tab/></text:span><text:span text:style-name="T10">Position of C axis or rotational axis around Z axis</text:span></text:p>
      <text:p text:style-name="P2"><text:span text:style-name="T45">D <text:tab/></text:span><text:span text:style-name="T10">Diameter or radial offset used for cutter compensation</text:span></text:p>
      <text:p text:style-name="P2"><text:span text:style-name="T45">E <text:tab/></text:span><text:span text:style-name="T10">Precision feed-rate for threading on lathes</text:span></text:p>
      <text:p text:style-name="P3"><text:span text:style-name="T45">F <text:tab/></text:span>Feed rate</text:p>
      <text:p text:style-name="P3"><text:span text:style-name="T45">G <text:tab/></text:span><text:span text:style-name="T26">G-CODES</text:span></text:p>
      <text:p text:style-name="P2"><text:span text:style-name="T45">H <text:tab/></text:span>T<text:span text:style-name="T10">ool length offset. Incremental axis corresponding to C axis (e.g., on a turn-mill)</text:span> </text:p>
      <text:p text:style-name="P14"><text:span text:style-name="T4">I <text:tab/></text:span><text:span text:style-name="T3">A</text:span><text:span text:style-name="T8">rc center in X axis for </text:span><text:a xlink:type="simple" xlink:href="http://en.wikipedia.org/wiki/G-code#G02" text:style-name="Internet_20_link" text:visited-style-name="Visited_20_Internet_20_Link"><text:span text:style-name="T18">G02</text:span></text:a><text:span text:style-name="T13"> </text:span><text:span text:style-name="T8">or</text:span><text:a xlink:type="simple" xlink:href="http://en.wikipedia.org/wiki/G-code#G03" text:style-name="Internet_20_link" text:visited-style-name="Visited_20_Internet_20_Link"><text:span text:style-name="T18">G03</text:span></text:a><text:span text:style-name="T13"> </text:span><text:span text:style-name="T8">arc commands</text:span></text:p>
      <text:p text:style-name="P3"><text:span text:style-name="T45">J <text:tab/></text:span>Arc center in Y axis for G02 or G03 arc commands</text:p>
      <text:p text:style-name="P9"><text:span text:style-name="T45">K <text:tab/></text:span>Arc center in Z axis for G02 or G03 arc commands</text:p>
      <text:p text:style-name="P19"><text:span text:style-name="T32">L <text:tab/></text:span><text:span text:style-name="T24">Fixed cycle loop count. Specification of what register to edit using</text:span><text:span text:style-name="T21"> G10</text:span></text:p>
      <text:p text:style-name="P9"><text:span text:style-name="T45">M <text:tab/></text:span>M-CODES</text:p>
      <text:p text:style-name="P9"><text:span text:style-name="T45">N <text:tab/></text:span><text:span text:style-name="T19">Line numbers</text:span></text:p>
      <text:p text:style-name="P9"><text:span text:style-name="T45">O <text:tab/></text:span><text:span text:style-name="T19">Program name</text:span></text:p>
      <text:p text:style-name="P9"><text:span text:style-name="T45">P</text:span> <text:tab/>D<text:span text:style-name="T19">efines dwell time value for G04</text:span></text:p>
      <text:p text:style-name="P6"><text:span text:style-name="T45">Q</text:span> <text:tab/><text:span text:style-name="T19">Peck increment in canned cycles</text:span></text:p>
      <text:p text:style-name="P17"><text:span text:style-name="T32">R </text:span><text:span text:style-name="T30"><text:s/><text:tab/>Radius o</text:span><text:span text:style-name="T24">f arc for G02 and G03 arc commands</text:span></text:p>
      <text:p text:style-name="P9"><text:span text:style-name="T45">S</text:span> <text:tab/>Speed of s<text:span text:style-name="T19">pindle motor</text:span></text:p>
      <text:p text:style-name="P9"><text:span text:style-name="T45">T</text:span> <text:tab/><text:span text:style-name="T19">Tool selection</text:span></text:p>
      <text:p text:style-name="P14"><text:span text:style-name="T29">U </text:span><text:span text:style-name="T28"><text:tab/></text:span><text:span text:style-name="T23">Incremental axis corresponding to X axis. Dwell time on some machines (instead of "</text:span><text:a xlink:type="simple" xlink:href="http://en.wikipedia.org/wiki/G-code#P" text:style-name="Internet_20_link" text:visited-style-name="Visited_20_Internet_20_Link"><text:span text:style-name="T22">P</text:span></text:a><text:span text:style-name="T23">" or “X”)</text:span></text:p>
      <text:p text:style-name="P6"><text:span text:style-name="T45">V </text:span><text:tab/><text:span text:style-name="T19">Incremental axis corresponding to Y axis</text:span></text:p>
      <text:p text:style-name="P6"><text:span text:style-name="T45">W </text:span><text:tab/><text:span text:style-name="T19">Incremental axis corresponding to Z axis</text:span></text:p>
      <text:p text:style-name="P19"><text:span text:style-name="T33">X <text:s/></text:span><text:span text:style-name="T34"><text:tab/>P</text:span><text:span text:style-name="T25">osition of X axis</text:span></text:p>
      <text:p text:style-name="P9"><text:span text:style-name="T45">Y </text:span><text:tab/>P<text:span text:style-name="T19">osition of Y axis</text:span></text:p>
      <text:p text:style-name="P9"><text:span text:style-name="T45">Z </text:span><text:tab/>P<text:span text:style-name="T19">osition of Z axis</text:span></text:p>
      <text:p text:style-name="P23"/>
      <text:p text:style-name="P23"/>
      <text:p text:style-name="P32">3D printers functions</text:p>
      <text:p text:style-name="P24">Implemented functions are hi-lighted in yellow – See also the ThereminoCNC Help.</text:p>
      <text:p text:style-name="P26"/>
      <text:p text:style-name="P28"><text:s/>M 00 <text:s/>- Stop – Machine Stop. Motors and Heaters OFF.</text:p>
      <text:p text:style-name="P27"><text:s/>M 01 <text:s/>- Sleep – Machine Pause. Motors and Heaters OFF.</text:p>
      <text:p text:style-name="P26"/>
      <text:p text:style-name="P25"><text:s/>M 82 <text:s text:c="2"/>- Set extruder to absolute mode (default in 3D printers)</text:p>
      <text:p text:style-name="P34"><text:s/>M 84 <text:s text:c="2"/>- Disable motors</text:p>
      <text:p text:style-name="P33"/>
      <text:p text:style-name="P36"><text:span text:style-name="T51"><text:s/></text:span><text:span text:style-name="T51">M 101 - Turn extruder 1 ON</text:span></text:p>
      <text:p text:style-name="P37"><text:s/>M 103 - Turn all extruders OFF (Extruder Retraction)</text:p>
      <text:p text:style-name="P37"/>
      <text:p text:style-name="P38"><text:s/>M 105 - Read the current temperature (system implemented – does nothing)</text:p>
      <text:p text:style-name="P39"><text:span text:style-name="T51"><text:s/></text:span><text:span text:style-name="T51">M 106 - Fan ON </text:span></text:p>
      <text:p text:style-name="P39"><text:span text:style-name="T51"><text:s/></text:span><text:span text:style-name="T51">M 107 - Fan OFF</text:span></text:p>
      <text:p text:style-name="P36"><text:span text:style-name="T51"><text:s/></text:span><text:span text:style-name="T51">M 108 - Extrusion speed (only used by CubeX)</text:span></text:p>
      <text:p text:style-name="P36"><text:span text:style-name="T51"><text:s/></text:span><text:span text:style-name="T51">M 113 - Set extruder PWM (only used by CubeX)</text:span></text:p>
      <text:p text:style-name="P37"/>
      <text:p text:style-name="P39"><text:span text:style-name="T51"><text:s/></text:span><text:span text:style-name="T51">M 104 - Set extruder temperature (Example: M104 S190 - temperature = 190°C)</text:span></text:p>
      <text:p text:style-name="P39"><text:span text:style-name="T51"><text:s/></text:span><text:span text:style-name="T51">M 109 - Set extruder temperature and wait (Example: M109 S215 - temperature = 215°C)</text:span></text:p>
      <text:p text:style-name="P39"><text:span text:style-name="T51"><text:s/></text:span><text:span text:style-name="T51">M 140 - Set print bed temperature (Example M140 S190 temperature = 190°C) </text:span></text:p>
      <text:p text:style-name="P39"><text:span text:style-name="T51"><text:s/></text:span><text:span text:style-name="T51">M 141 - Set chamber temperature (Example: M141 S90 - temperature = 90°C)</text:span></text:p>
      <text:p text:style-name="P21"><text:s/>M 142 - Set holding pressure (Example: M142 S1 – pressure = 1 bar)</text:p>
      <text:p text:style-name="P22"><text:span text:style-name="T51"><text:s/></text:span><text:span text:style-name="T51">M 190 - Wait the bed temperature</text:span></text:p>
      <text:p text:style-name="P21"/>
      <text:p text:style-name="P21"/>
      <text:p text:style-name="P28">- - - - - - - - - - -</text:p>
      <text:p text:style-name="P28"/>
      <text:p text:style-name="P29">The temperature control tables are in the file “TemperatureTables.txt”, acccessible by the Theremino CNC menu “3D Printers”.</text:p>
      <text:p text:style-name="P29"/>
      <text:p text:style-name="P29">Instructions for temperature sensors and tables are in the last pages of the file “Theremino_CNC_Help”, accessible by the Theremino CNC menu “Help”.</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it" fo:country="IT"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Carattere_20_predefinito_20_paragrafo" style:display-name="Carattere predefinito paragraf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51cm" fo:margin-bottom="0.63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vio</meta:initial-creator>
    <meta:creation-date>2007-10-08T15:53:00</meta:creation-date>
    <dc:creator>Livio </dc:creator>
    <dc:date>2015-07-29T18:37:45.02</dc:date>
    <meta:editing-cycles>56</meta:editing-cycles>
    <meta:editing-duration>PT11H31M18S</meta:editing-duration>
    <meta:generator>OpenOffice/4.1.1$Win32 OpenOffice.org_project/411m6$Build-9775</meta:generator>
    <meta:document-statistic meta:table-count="0" meta:image-count="0" meta:object-count="0" meta:page-count="4" meta:paragraph-count="75" meta:word-count="1031" meta:character-count="5754"/>
  </office:meta>
</office:document-meta>
</file>